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45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eft4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FOOD_ID</text:p>
          </table:table-cell>
          <table:table-cell office:value-type="string" table:style-name="ce1">
            <text:p>MAX_Q</text:p>
          </table:table-cell>
          <table:table-cell office:value-type="string" table:style-name="ce1">
            <text:p>MIN_Q</text:p>
          </table:table-cell>
          <table:table-cell office:value-type="string" table:style-name="ce1">
            <text:p>UNIT_PRIC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00" table:style-name="ce1">
            <text:p>500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00" table:style-name="ce1">
            <text:p>500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s n</meta:initial-creator>
    <dc:creator>ss n</dc:creator>
    <meta:creation-date>2023-01-26T10:25:49Z</meta:creation-date>
    <dc:date>2023-01-26T13:49:36Z</dc:date>
  </office:meta>
</office:document-meta>
</file>